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CborEncoder.Jackson2CborEncoder( ObjectMapper mapper ,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2CborEncoder.encode( Publisher &lt; ? &gt; inputStream , DataBufferFactory bufferFactory , ResolvableType elementType , MimeType mimeTyp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CborEncoder.Jackson2Cbor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